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98.5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BOM" table:style-name="ta1">
        <table:table-column table:style-name="co4" table:default-cell-style-name="Default"/>
        <table:table-column table:style-name="co5" table:default-cell-style-name="ce7"/>
        <table:table-column table:style-name="co9" table:default-cell-style-name="ce7"/>
        <table:table-column table:style-name="co10" table:default-cell-style-name="Default"/>
        <table:table-row table:style-name="ro1">
          <table:table-cell table:style-name="ce6"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evisi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Date Issue</text:p>
          </table:table-cell>
          <table:table-cell table:style-name="ce8" office:value-type="string" calcext:value-type="string">
            <text:p>2016-11-28</text:p>
          </table:table-cell>
          <table:table-cell table:style-name="ce8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>
            <text:p>Reference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# Pins</text:p>
          </table:table-cell>
          <table:table-cell table:style-name="ce6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wer supply filter</text:p>
          </table:table-cell>
        </table:table-row>
        <table:table-row table:style-name="ro1">
          <table:table-cell office:value-type="string" calcext:value-type="string">
            <text:p>C5, etc.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ypass caps, one per IC (31 needed)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SET/HAL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green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ud rate selec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6-position jumper (or hardwire)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TACK speed selec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2-position jumpers or 4 pos DIP switch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socke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socket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l 20 4.7K resistors use 8-position SIPs (qty 3)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usual value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 MHz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28C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28C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28C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28C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25LS254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0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MC1441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.8432MHz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Wirewrap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rewrap wir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protoboard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49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o Order" table:style-name="ta1"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Quantity</text:p>
          </table:table-cell>
          <table:table-cell table:style-name="ce5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74LS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LS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64 or 28C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M62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C14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8432 Mhz Crys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M resis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00 ohm S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ed 16 resistors total</text:p>
          </table:table-cell>
        </table:table-row>
        <table:table-row table:style-name="ro1">
          <table:table-cell office:value-type="string" calcext:value-type="string">
            <text:p>wirewrap wir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8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-pin wirewrap socke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6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8-pin wirewrap socke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64-pin wirewra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two 40-pin?</text:p>
          </table:table-cell>
        </table:table-row>
        <table:table-row table:style-name="ro1">
          <table:table-cell office:value-type="string" calcext:value-type="string">
            <text:p>sockets for pullups, et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pin FTDI head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BOM.A46:BOM.D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To Order'.A1:'To Order'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00-00-00</text:date>, <text:time style:data-style-name="N2" text:time-value="21:38:20.233992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8T21:41:03.741950523</dc:date>
    <meta:editing-duration>PT1H55M58S</meta:editing-duration>
    <meta:editing-cycles>92</meta:editing-cycles>
    <meta:generator>LibreOffice/5.1.4.2$Linux_X86_64 LibreOffice_project/10m0$Build-2</meta:generator>
    <meta:print-date>2016-11-27T17:32:29.075262310</meta:print-date>
    <meta:document-statistic meta:table-count="2" meta:cell-count="306" meta:object-count="0"/>
  </office:meta>
</office:document-meta>
</file>